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1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table:style-name="ce3"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office:value-type="float" office:value="477196" calcext:value-type="float">
            <text:p>4771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 table:number-columns-repeated="2"/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 table:number-columns-repeated="2"/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 table:number-columns-repeated="2"/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 table:number-columns-repeated="2"/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 table:number-columns-repeated="2"/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 table:number-columns-repeated="2"/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22" calcext:value-type="float">
            <text:p>2722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544" calcext:value-type="float">
            <text:p>544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22" calcext:value-type="float">
            <text:p>12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373" calcext:value-type="float">
            <text:p>237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8125" calcext:value-type="float">
            <text:p>812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6029" calcext:value-type="float">
            <text:p>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863" calcext:value-type="float">
            <text:p>1863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93" calcext:value-type="float">
            <text:p>2793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573" calcext:value-type="float">
            <text:p>573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836" calcext:value-type="float">
            <text:p>5836</text:p>
          </table:table-cell>
          <table:table-cell office:value-type="float" office:value="542" calcext:value-type="float">
            <text:p>542</text:p>
          </table:table-cell>
          <table:table-cell table:number-columns-repeated="2"/>
          <table:table-cell office:value-type="float" office:value="1224" calcext:value-type="float">
            <text:p>1224</text:p>
          </table:table-cell>
          <table:table-cell office:value-type="float" office:value="4612" calcext:value-type="float">
            <text:p>4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4037" calcext:value-type="float">
            <text:p>74037</text:p>
          </table:table-cell>
          <table:table-cell office:value-type="float" office:value="1208" calcext:value-type="float">
            <text:p>1208</text:p>
          </table:table-cell>
          <table:table-cell table:number-columns-repeated="2"/>
          <table:table-cell office:value-type="float" office:value="21396" calcext:value-type="float">
            <text:p>21396</text:p>
          </table:table-cell>
          <table:table-cell office:value-type="float" office:value="52641" calcext:value-type="float">
            <text:p>5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293" calcext:value-type="float">
            <text:p>3293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2046" calcext:value-type="float">
            <text:p>204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45" calcext:value-type="float">
            <text:p>3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812" calcext:value-type="float">
            <text:p>3812</text:p>
          </table:table-cell>
          <table:table-cell office:value-type="float" office:value="426" calcext:value-type="float">
            <text:p>426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3365" calcext:value-type="float">
            <text:p>3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75" calcext:value-type="float">
            <text:p>2775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3" calcext:value-type="date">
            <text:p>2020-05-23</text:p>
          </table:table-cell>
          <table:table-cell table:formula="of:=SUM([.E1607:.E1631])" office:value-type="float" office:value="115754" calcext:value-type="float">
            <text:p>115754</text:p>
          </table:table-cell>
          <table:table-cell table:formula="of:=SUM([.F1607:.F1631])"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  <table:table-cell office:value-type="float" office:value="672587" calcext:value-type="float">
            <text:p>672587</text:p>
          </table:table-cell>
          <table:table-cell table:formula="of:=SUM([.I1607:.I1631])" office:value-type="float" office:value="31347" calcext:value-type="float">
            <text:p>31347</text:p>
          </table:table-cell>
          <table:table-cell table:formula="of:=SUM([.J1607:.J1631])" office:value-type="float" office:value="84407" calcext:value-type="float">
            <text:p>84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832" calcext:value-type="float">
            <text:p>2832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566" calcext:value-type="float">
            <text:p>56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1" calcext:value-type="float">
            <text:p>14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01" calcext:value-type="float">
            <text:p>250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69" calcext:value-type="float">
            <text:p>469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58" calcext:value-type="float">
            <text:p>8558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2126" calcext:value-type="float">
            <text:p>2126</text:p>
          </table:table-cell>
          <table:table-cell office:value-type="float" office:value="6432" calcext:value-type="float">
            <text:p>6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153" calcext:value-type="float">
            <text:p>2153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21" calcext:value-type="float">
            <text:p>521</text:p>
          </table:table-cell>
          <table:table-cell office:value-type="float" office:value="1632" calcext:value-type="float">
            <text:p>1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178" calcext:value-type="float">
            <text:p>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023" calcext:value-type="float">
            <text:p>3023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624" calcext:value-type="float">
            <text:p>624</text:p>
          </table:table-cell>
          <table:table-cell office:value-type="float" office:value="2399" calcext:value-type="float">
            <text:p>2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075" calcext:value-type="float">
            <text:p>6075</text:p>
          </table:table-cell>
          <table:table-cell office:value-type="float" office:value="566" calcext:value-type="float">
            <text:p>566</text:p>
          </table:table-cell>
          <table:table-cell table:number-columns-repeated="2"/>
          <table:table-cell office:value-type="float" office:value="1227" calcext:value-type="float">
            <text:p>1227</text:p>
          </table:table-cell>
          <table:table-cell office:value-type="float" office:value="4848" calcext:value-type="float">
            <text:p>4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75716" calcext:value-type="float">
            <text:p>75716</text:p>
          </table:table-cell>
          <table:table-cell office:value-type="float" office:value="1235" calcext:value-type="float">
            <text:p>1235</text:p>
          </table:table-cell>
          <table:table-cell table:number-columns-repeated="2"/>
          <table:table-cell office:value-type="float" office:value="22092" calcext:value-type="float">
            <text:p>22092</text:p>
          </table:table-cell>
          <table:table-cell office:value-type="float" office:value="53624" calcext:value-type="float">
            <text:p>5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91" calcext:value-type="float">
            <text:p>3391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2051" calcext:value-type="float">
            <text:p>2051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219" calcext:value-type="float">
            <text:p>4219</text:p>
          </table:table-cell>
          <table:table-cell office:value-type="float" office:value="429" calcext:value-type="float">
            <text:p>429</text:p>
          </table:table-cell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3768" calcext:value-type="float">
            <text:p>3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41" calcext:value-type="float">
            <text:p>2941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2492" calcext:value-type="float">
            <text:p>2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4" calcext:value-type="date">
            <text:p>2020-05-24</text:p>
          </table:table-cell>
          <table:table-cell table:formula="of:=SUM([.E1633:.E1657])" office:value-type="float" office:value="119959" calcext:value-type="float">
            <text:p>119959</text:p>
          </table:table-cell>
          <table:table-cell table:formula="of:=SUM([.F1633:.F1657])" office:value-type="float" office:value="3456" calcext:value-type="float">
            <text:p>3456</text:p>
          </table:table-cell>
          <table:table-cell office:value-type="float" office:value="49795" calcext:value-type="float">
            <text:p>49795</text:p>
          </table:table-cell>
          <table:table-cell office:value-type="float" office:value="701008" calcext:value-type="float">
            <text:p>701008</text:p>
          </table:table-cell>
          <table:table-cell table:formula="of:=SUM([.I1633:.I1657])" office:value-type="float" office:value="32127" calcext:value-type="float">
            <text:p>32127</text:p>
          </table:table-cell>
          <table:table-cell table:formula="of:=SUM([.J1633:.J1657])" office:value-type="float" office:value="87832" calcext:value-type="float">
            <text:p>87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842" calcext:value-type="float">
            <text:p>2842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576" calcext:value-type="float">
            <text:p>57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3" calcext:value-type="float">
            <text:p>263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91" calcext:value-type="float">
            <text:p>491</text:p>
          </table:table-cell>
          <table:table-cell office:value-type="float" office:value="2142" calcext:value-type="float">
            <text:p>2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726" calcext:value-type="float">
            <text:p>8726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2212" calcext:value-type="float">
            <text:p>2212</text:p>
          </table:table-cell>
          <table:table-cell office:value-type="float" office:value="6514" calcext:value-type="float">
            <text:p>6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657" calcext:value-type="float">
            <text:p>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119" calcext:value-type="float">
            <text:p>211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533" calcext:value-type="float">
            <text:p>533</text:p>
          </table:table-cell>
          <table:table-cell office:value-type="float" office:value="1586" calcext:value-type="float">
            <text:p>1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70" calcext:value-type="float">
            <text:p>14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78" calcext:value-type="float">
            <text:p>3178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673" calcext:value-type="float">
            <text:p>673</text:p>
          </table:table-cell>
          <table:table-cell office:value-type="float" office:value="2505" calcext:value-type="float">
            <text:p>2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217" calcext:value-type="float">
            <text:p>6217</text:p>
          </table:table-cell>
          <table:table-cell office:value-type="float" office:value="565" calcext:value-type="float">
            <text:p>565</text:p>
          </table:table-cell>
          <table:table-cell table:number-columns-repeated="2"/>
          <table:table-cell office:value-type="float" office:value="1308" calcext:value-type="float">
            <text:p>1308</text:p>
          </table:table-cell>
          <table:table-cell office:value-type="float" office:value="4909" calcext:value-type="float">
            <text:p>4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77486" calcext:value-type="float">
            <text:p>77486</text:p>
          </table:table-cell>
          <table:table-cell office:value-type="float" office:value="1313" calcext:value-type="float">
            <text:p>1313</text:p>
          </table:table-cell>
          <table:table-cell table:number-columns-repeated="2"/>
          <table:table-cell office:value-type="float" office:value="22701" calcext:value-type="float">
            <text:p>22701</text:p>
          </table:table-cell>
          <table:table-cell office:value-type="float" office:value="54785" calcext:value-type="float">
            <text:p>54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24" calcext:value-type="float">
            <text:p>3524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2166" calcext:value-type="float">
            <text:p>2166</text:p>
          </table:table-cell>
          <table:table-cell office:value-type="float" office:value="1358" calcext:value-type="float">
            <text:p>1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457" calcext:value-type="float">
            <text:p>5457</text:p>
          </table:table-cell>
          <table:table-cell office:value-type="float" office:value="429" calcext:value-type="float">
            <text:p>429</text:p>
          </table:table-cell>
          <table:table-cell table:number-columns-repeated="2"/>
          <table:table-cell office:value-type="float" office:value="455" calcext:value-type="float">
            <text:p>455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074" calcext:value-type="float">
            <text:p>107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959" calcext:value-type="float">
            <text:p>2959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5" calcext:value-type="date">
            <text:p>2020-05-25</text:p>
          </table:table-cell>
          <table:table-cell table:formula="of:=SUM([.E1659:.E1683])" office:value-type="float" office:value="123979" calcext:value-type="float">
            <text:p>123979</text:p>
          </table:table-cell>
          <table:table-cell table:formula="of:=SUM([.F1659:.F1683])" office:value-type="float" office:value="3629" calcext:value-type="float">
            <text:p>3629</text:p>
          </table:table-cell>
          <table:table-cell office:value-type="float" office:value="50949" calcext:value-type="float">
            <text:p>50949</text:p>
          </table:table-cell>
          <table:table-cell office:value-type="float" office:value="716943" calcext:value-type="float">
            <text:p>716943</text:p>
          </table:table-cell>
          <table:table-cell table:formula="of:=SUM([.I1659:.I1683])" office:value-type="float" office:value="33136" calcext:value-type="float">
            <text:p>33136</text:p>
          </table:table-cell>
          <table:table-cell table:formula="of:=SUM([.J1659:.J1683])" office:value-type="float" office:value="90843" calcext:value-type="float">
            <text:p>90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11" calcext:value-type="float">
            <text:p>51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49" calcext:value-type="float">
            <text:p>3249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2669" calcext:value-type="float">
            <text:p>2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694" calcext:value-type="float">
            <text:p>269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27" calcext:value-type="float">
            <text:p>527</text:p>
          </table:table-cell>
          <table:table-cell office:value-type="float" office:value="2167" calcext:value-type="float">
            <text:p>2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9122" calcext:value-type="float">
            <text:p>9122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6875" calcext:value-type="float">
            <text:p>6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363" calcext:value-type="float">
            <text:p>2363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567" calcext:value-type="float">
            <text:p>567</text:p>
          </table:table-cell>
          <table:table-cell office:value-type="float" office:value="1796" calcext:value-type="float">
            <text:p>1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521" calcext:value-type="float">
            <text:p>152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1246" calcext:value-type="float">
            <text:p>1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09" calcext:value-type="float">
            <text:p>3309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685" calcext:value-type="float">
            <text:p>685</text:p>
          </table:table-cell>
          <table:table-cell office:value-type="float" office:value="2624" calcext:value-type="float">
            <text:p>2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453" calcext:value-type="float">
            <text:p>6453</text:p>
          </table:table-cell>
          <table:table-cell office:value-type="float" office:value="571" calcext:value-type="float">
            <text:p>571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5118" calcext:value-type="float">
            <text:p>5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0882" calcext:value-type="float">
            <text:p>80882</text:p>
          </table:table-cell>
          <table:table-cell office:value-type="float" office:value="1359" calcext:value-type="float">
            <text:p>1359</text:p>
          </table:table-cell>
          <table:table-cell table:number-columns-repeated="2"/>
          <table:table-cell office:value-type="float" office:value="23131" calcext:value-type="float">
            <text:p>23131</text:p>
          </table:table-cell>
          <table:table-cell office:value-type="float" office:value="57751" calcext:value-type="float">
            <text:p>57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720" calcext:value-type="float">
            <text:p>3720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2197" calcext:value-type="float">
            <text:p>2197</text:p>
          </table:table-cell>
          <table:table-cell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457" calcext:value-type="float">
            <text:p>5457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office:value-type="float" office:value="457" calcext:value-type="float">
            <text:p>457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03" calcext:value-type="float">
            <text:p>100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91" calcext:value-type="float">
            <text:p>109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6" calcext:value-type="date">
            <text:p>2020-05-26</text:p>
          </table:table-cell>
          <table:table-cell table:formula="of:=SUM([.E1685:.E1709])" office:value-type="float" office:value="129751" calcext:value-type="float">
            <text:p>129751</text:p>
          </table:table-cell>
          <table:table-cell table:formula="of:=SUM([.F1685:.F1709])" office:value-type="float" office:value="3788" calcext:value-type="float">
            <text:p>3788</text:p>
          </table:table-cell>
          <table:table-cell office:value-type="float" office:value="52906" calcext:value-type="float">
            <text:p>52906</text:p>
          </table:table-cell>
          <table:table-cell office:value-type="float" office:value="745970" calcext:value-type="float">
            <text:p>745970</text:p>
          </table:table-cell>
          <table:table-cell table:formula="of:=SUM([.I1685:.I1709])" office:value-type="float" office:value="33782" calcext:value-type="float">
            <text:p>33782</text:p>
          </table:table-cell>
          <table:table-cell table:formula="of:=SUM([.J1685:.J1709])" office:value-type="float" office:value="95969" calcext:value-type="float">
            <text:p>95969</text:p>
          </table:table-cell>
          <table:table-cell table:number-columns-repeated="9"/>
        </table:table-row>
        <table:table-row table:style-name="ro1" table:number-rows-repeated="1046865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A1:peru.K165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19:30:28.112533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6T19:40:59.833388627</dc:date>
    <dc:creator>Jesus Castagnetto</dc:creator>
    <meta:editing-duration>PT18H22M30S</meta:editing-duration>
    <meta:editing-cycles>125</meta:editing-cycles>
    <meta:generator>LibreOffice/6.4.3.2$Linux_X86_64 LibreOffice_project/40$Build-2</meta:generator>
    <meta:document-statistic meta:table-count="1" meta:cell-count="12167" meta:object-count="0"/>
  </office:meta>
</office:document-meta>
</file>